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text-properties officeooo:rsid="0029660c" officeooo:paragraph-rsid="0029660c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tyle="normal" officeooo:rsid="00143a3c" officeooo:paragraph-rsid="00648825" style:font-style-asian="normal" style:font-style-complex="normal"/>
    </style:style>
    <style:style style:name="P7" style:family="paragraph" style:parent-style-name="Standard">
      <style:text-properties officeooo:rsid="00143a3c" officeooo:paragraph-rsid="00648825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12f3b0"/>
    </style:style>
    <style:style style:name="P10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margin-top="0in" fo:margin-bottom="0.4in" loext:contextual-spacing="false" fo:text-align="center" style:justify-single-word="false" fo:text-indent="0in" style:auto-text-indent="false" fo:break-before="page"/>
      <style:text-properties fo:font-weight="bold" officeooo:rsid="0012f3b0" officeooo:paragraph-rsid="00413029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b0eed" officeooo:paragraph-rsid="00648825" style:font-style-asian="normal" style:font-style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43a3c" officeooo:paragraph-rsid="00648825" style:font-style-asian="normal" style:font-style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5f6f8" officeooo:paragraph-rsid="00648825" style:font-style-asian="normal" style:font-style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63f75" officeooo:paragraph-rsid="00648825" style:font-style-asian="normal" style:font-style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832fb" officeooo:paragraph-rsid="00648825" style:font-style-asian="normal" style:font-style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43a3c" officeooo:paragraph-rsid="00648825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normal" officeooo:rsid="001832fb" officeooo:paragraph-rsid="00648825" style:font-style-asian="normal" style:font-style-complex="normal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normal" officeooo:rsid="0015f6f8" officeooo:paragraph-rsid="00648825" style:font-style-asian="normal" style:font-style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italic" officeooo:rsid="0015f6f8" officeooo:paragraph-rsid="00648825" style:font-style-asian="italic" style:font-style-complex="italic"/>
    </style:style>
    <style:style style:name="P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143a3c" officeooo:paragraph-rsid="00648825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style="normal" officeooo:rsid="00143a3c" officeooo:paragraph-rsid="00648825" style:font-style-asian="normal" style:font-style-complex="normal"/>
    </style:style>
    <style:style style:name="P2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832fb" officeooo:paragraph-rsid="00648825" style:font-style-asian="normal" style:font-style-complex="normal"/>
    </style:style>
    <style:style style:name="P2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63f75" officeooo:paragraph-rsid="00648825" style:font-style-asian="normal" style:font-style-complex="normal"/>
    </style:style>
    <style:style style:name="P2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43a3c" officeooo:paragraph-rsid="00648825" style:font-style-asian="normal" style:font-style-complex="normal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5f6f8" officeooo:paragraph-rsid="00648825" style:font-style-asian="normal" style:font-style-complex="normal"/>
    </style:style>
    <style:style style:name="P2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43a3c" officeooo:paragraph-rsid="00648825" style:font-style-asian="normal" style:font-style-complex="normal"/>
    </style:style>
    <style:style style:name="P2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63f75" officeooo:paragraph-rsid="00648825" style:font-style-asian="normal" style:font-style-complex="normal"/>
    </style:style>
    <style:style style:name="P3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a1b5f" officeooo:paragraph-rsid="00648825" style:font-style-asian="normal" style:font-style-complex="normal"/>
    </style:style>
    <style:style style:name="P3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832fb" officeooo:paragraph-rsid="00648825" style:font-style-asian="normal" style:font-style-complex="normal"/>
    </style:style>
    <style:style style:name="P3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5f6f8" officeooo:paragraph-rsid="00648825" style:font-style-asian="normal" style:font-style-complex="normal"/>
    </style:style>
    <style:style style:name="P3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b5f" officeooo:paragraph-rsid="00648825"/>
    </style:style>
    <style:style style:name="P3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63f75" officeooo:paragraph-rsid="00648825" style:font-style-asian="italic" style:font-style-complex="italic"/>
    </style:style>
    <style:style style:name="P3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5f6f8" officeooo:paragraph-rsid="00648825"/>
    </style:style>
    <style:style style:name="P3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63f75" officeooo:paragraph-rsid="00648825"/>
    </style:style>
    <style:style style:name="P3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43a3c" officeooo:paragraph-rsid="00648825"/>
    </style:style>
    <style:style style:name="P3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648825"/>
    </style:style>
    <style:style style:name="P39" style:family="paragraph" style:parent-style-name="Standard" style:master-page-name="">
      <style:paragraph-properties style:page-number="auto"/>
      <style:text-properties officeooo:rsid="00143a3c" officeooo:paragraph-rsid="00648825"/>
    </style:style>
    <style:style style:name="P40" style:family="paragraph" style:parent-style-name="Standard" style:list-style-name="L1">
      <style:text-properties officeooo:rsid="001d0403" officeooo:paragraph-rsid="001d0403"/>
    </style:style>
    <style:style style:name="P41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42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43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44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45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46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47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48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49" style:family="paragraph" style:parent-style-name="Standard" style:list-style-name="L2">
      <style:text-properties fo:font-style="normal" officeooo:rsid="0060f600" officeooo:paragraph-rsid="0060f600" style:font-style-asian="normal" style:font-style-complex="normal"/>
    </style:style>
    <style:style style:name="P50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51" style:family="paragraph" style:parent-style-name="Standard" style:list-style-name="L1">
      <style:text-properties officeooo:rsid="0026e1e1" officeooo:paragraph-rsid="0026e1e1"/>
    </style:style>
    <style:style style:name="P52" style:family="paragraph" style:parent-style-name="Standard" style:list-style-name="L1">
      <style:text-properties officeooo:rsid="001da65e" officeooo:paragraph-rsid="001da65e"/>
    </style:style>
    <style:style style:name="P53" style:family="paragraph" style:parent-style-name="Standard" style:list-style-name="L2">
      <style:text-properties officeooo:rsid="0012f3b0" officeooo:paragraph-rsid="0012f3b0"/>
    </style:style>
    <style:style style:name="P54" style:family="paragraph" style:parent-style-name="Standard" style:list-style-name="L2">
      <style:text-properties officeooo:rsid="002003e5" officeooo:paragraph-rsid="002003e5"/>
    </style:style>
    <style:style style:name="P55" style:family="paragraph" style:parent-style-name="Standard" style:list-style-name="L2">
      <style:text-properties officeooo:rsid="0026d433" officeooo:paragraph-rsid="0026d433"/>
    </style:style>
    <style:style style:name="P56" style:family="paragraph" style:parent-style-name="Standard" style:list-style-name="L2">
      <style:text-properties officeooo:rsid="0029660c" officeooo:paragraph-rsid="0029660c"/>
    </style:style>
    <style:style style:name="P57" style:family="paragraph" style:parent-style-name="Standard" style:list-style-name="L2">
      <style:text-properties officeooo:rsid="005bf636" officeooo:paragraph-rsid="005bf636"/>
    </style:style>
    <style:style style:name="P58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66" style:family="paragraph" style:parent-style-name="Standard" style:list-style-name="L3">
      <style:paragraph-properties fo:margin-top="0in" fo:margin-bottom="0.1in" loext:contextual-spacing="false"/>
      <style:text-properties fo:font-style="normal" officeooo:rsid="00413029" officeooo:paragraph-rsid="00413029" style:font-style-asian="normal" style:font-style-complex="normal"/>
    </style:style>
    <style:style style:name="P67" style:family="paragraph" style:parent-style-name="Standard" style:list-style-name="L3">
      <style:paragraph-properties fo:margin-top="0in" fo:margin-bottom="0.1in" loext:contextual-spacing="false"/>
      <style:text-properties fo:font-style="normal" officeooo:rsid="006b5c1d" officeooo:paragraph-rsid="006b5c1d" style:font-style-asian="normal" style:font-style-complex="normal"/>
    </style:style>
    <style:style style:name="P68" style:family="paragraph" style:parent-style-name="Standard" style:list-style-name="L3">
      <style:paragraph-properties fo:margin-top="0in" fo:margin-bottom="0.1in" loext:contextual-spacing="false"/>
      <style:text-properties fo:font-style="normal" officeooo:rsid="00210ac6" officeooo:paragraph-rsid="00413029" style:font-style-asian="normal" style:font-style-complex="normal"/>
    </style:style>
    <style:style style:name="P69" style:family="paragraph" style:parent-style-name="Standard" style:list-style-name="L3">
      <style:paragraph-properties fo:margin-top="0in" fo:margin-bottom="0.1in" loext:contextual-spacing="false"/>
      <style:text-properties fo:font-style="normal" officeooo:rsid="00431cb2" officeooo:paragraph-rsid="00431cb2" style:font-style-asian="normal" style:font-style-complex="normal"/>
    </style:style>
    <style:style style:name="P70" style:family="paragraph" style:parent-style-name="Standard" style:list-style-name="L3">
      <style:paragraph-properties fo:margin-top="0in" fo:margin-bottom="0.1in" loext:contextual-spacing="false"/>
      <style:text-properties fo:font-style="normal" officeooo:rsid="005e1a8e" officeooo:paragraph-rsid="005e1a8e" style:font-style-asian="normal" style:font-style-complex="normal"/>
    </style:style>
    <style:style style:name="P71" style:family="paragraph" style:parent-style-name="Standard" style:list-style-name="L3">
      <style:paragraph-properties fo:margin-top="0in" fo:margin-bottom="0.1in" loext:contextual-spacing="false"/>
      <style:text-properties fo:font-style="normal" officeooo:rsid="00644039" officeooo:paragraph-rsid="006a9222" style:font-style-asian="normal" style:font-style-complex="normal"/>
    </style:style>
    <style:style style:name="P72" style:family="paragraph" style:parent-style-name="Standard" style:list-style-name="L3">
      <style:paragraph-properties fo:margin-top="0in" fo:margin-bottom="0.1in" loext:contextual-spacing="false"/>
      <style:text-properties fo:font-style="normal" officeooo:rsid="006a9222" officeooo:paragraph-rsid="006a9222" style:font-style-asian="normal" style:font-style-complex="normal"/>
    </style:style>
    <style:style style:name="P73" style:family="paragraph" style:parent-style-name="Standard" style:list-style-name="L3">
      <style:paragraph-properties fo:margin-top="0in" fo:margin-bottom="0.1in" loext:contextual-spacing="false"/>
      <style:text-properties fo:font-style="normal" officeooo:rsid="005f4eef" officeooo:paragraph-rsid="006a9222" style:font-style-asian="normal" style:font-style-complex="normal"/>
    </style:style>
    <style:style style:name="P74" style:family="paragraph" style:parent-style-name="Standard" style:list-style-name="L3">
      <style:paragraph-properties fo:margin-top="0in" fo:margin-bottom="0.1in" loext:contextual-spacing="false"/>
      <style:text-properties fo:font-style="normal" officeooo:rsid="00550ef0" officeooo:paragraph-rsid="00550ef0" style:font-style-asian="normal" style:font-style-complex="normal"/>
    </style:style>
    <style:style style:name="P75" style:family="paragraph" style:parent-style-name="Standard" style:list-style-name="L3">
      <style:paragraph-properties fo:margin-top="0in" fo:margin-bottom="0.1in" loext:contextual-spacing="true"/>
      <style:text-properties fo:font-style="normal" officeooo:rsid="00413029" officeooo:paragraph-rsid="00413029" style:font-style-asian="normal" style:font-style-complex="normal"/>
    </style:style>
    <style:style style:name="P76" style:family="paragraph" style:parent-style-name="Standard" style:list-style-name="L3">
      <style:paragraph-properties fo:margin-top="0in" fo:margin-bottom="0.1in" loext:contextual-spacing="true"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77" style:family="paragraph" style:parent-style-name="Standard" style:list-style-name="L3">
      <style:paragraph-properties fo:margin-top="0in" fo:margin-bottom="0.1in" loext:contextual-spacing="true"/>
      <style:text-properties fo:font-style="normal" officeooo:rsid="00210ac6" officeooo:paragraph-rsid="00413029" style:font-style-asian="normal" style:font-style-complex="normal"/>
    </style:style>
    <style:style style:name="P78" style:family="paragraph" style:parent-style-name="Standard" style:list-style-name="L3">
      <style:paragraph-properties fo:margin-top="0in" fo:margin-bottom="0.1in" loext:contextual-spacing="true"/>
      <style:text-properties fo:font-style="normal" officeooo:rsid="00431cb2" officeooo:paragraph-rsid="00431cb2" style:font-style-asian="normal" style:font-style-complex="normal"/>
    </style:style>
    <style:style style:name="P79" style:family="paragraph" style:parent-style-name="Standard" style:list-style-name="L3">
      <style:paragraph-properties fo:margin-top="0in" fo:margin-bottom="0.1in" loext:contextual-spacing="true"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80" style:family="paragraph" style:parent-style-name="Standard" style:list-style-name="L3">
      <style:paragraph-properties fo:margin-top="0in" fo:margin-bottom="0.1in" loext:contextual-spacing="true"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P81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43a3c" officeooo:paragraph-rsid="006b6ee1" style:font-style-asian="normal" style:font-style-complex="normal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832fb" officeooo:paragraph-rsid="006b6ee1" style:font-style-asian="normal" style:font-style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832fb" officeooo:paragraph-rsid="006b8920" style:font-style-asian="normal" style:font-style-complex="normal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43a3c" officeooo:paragraph-rsid="006b6ee1"/>
    </style:style>
    <style:style style:name="P8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43a3c" officeooo:paragraph-rsid="006b6ee1" style:font-style-asian="normal" style:font-style-complex="normal"/>
    </style:style>
    <style:style style:name="P8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832fb" officeooo:paragraph-rsid="006b6ee1" style:font-style-asian="normal" style:font-style-complex="normal"/>
    </style:style>
    <style:style style:name="P8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832fb" officeooo:paragraph-rsid="006b8920" style:font-style-asian="normal" style:font-style-complex="normal"/>
    </style:style>
    <style:style style:name="P9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6b6ee1"/>
    </style:style>
    <style:style style:name="P9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5f6f8" officeooo:paragraph-rsid="006b6ee1"/>
    </style:style>
    <style:style style:name="P9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43a3c" officeooo:paragraph-rsid="006b6ee1" style:font-style-asian="normal" style:font-style-complex="normal"/>
    </style:style>
    <style:style style:name="P9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43a3c" officeooo:paragraph-rsid="006b6ee1" style:font-style-asian="normal" style:font-style-complex="normal"/>
    </style:style>
    <style:style style:name="P9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5f6f8" officeooo:paragraph-rsid="006b6ee1" style:font-style-asian="normal" style:font-style-complex="normal"/>
    </style:style>
    <style:style style:name="P9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832fb" officeooo:paragraph-rsid="006b6ee1" style:font-style-asian="normal" style:font-style-complex="normal"/>
    </style:style>
    <style:style style:name="P9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832fb" officeooo:paragraph-rsid="006b8920" style:font-style-asian="normal" style:font-style-complex="normal"/>
    </style:style>
    <style:style style:name="P9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832fb" officeooo:paragraph-rsid="006b892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italic" officeooo:rsid="00163f75" style:font-style-asian="italic" style:font-style-complex="italic"/>
    </style:style>
    <style:style style:name="T4" style:family="text">
      <style:text-properties fo:font-style="italic" officeooo:rsid="00143a3c" style:font-style-asian="italic" style:font-style-complex="italic"/>
    </style:style>
    <style:style style:name="T5" style:family="text">
      <style:text-properties fo:font-style="italic" officeooo:rsid="001832fb" style:font-style-asian="italic" style:font-style-complex="italic"/>
    </style:style>
    <style:style style:name="T6" style:family="text">
      <style:text-properties fo:font-style="italic" officeooo:rsid="001c2323" style:font-style-asian="italic" style:font-style-complex="italic"/>
    </style:style>
    <style:style style:name="T7" style:family="text">
      <style:text-properties fo:font-style="italic" officeooo:rsid="006b6ee1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56778" style:font-style-asian="normal" style:font-style-complex="normal"/>
    </style:style>
    <style:style style:name="T10" style:family="text">
      <style:text-properties fo:font-style="normal" officeooo:rsid="001da65e" style:font-style-asian="normal" style:font-style-complex="normal"/>
    </style:style>
    <style:style style:name="T11" style:family="text">
      <style:text-properties fo:font-style="normal" officeooo:rsid="00210ac6" style:font-style-asian="normal" style:font-style-complex="normal"/>
    </style:style>
    <style:style style:name="T12" style:family="text">
      <style:text-properties fo:font-style="normal" officeooo:rsid="00644039" style:font-style-asian="normal" style:font-style-complex="normal"/>
    </style:style>
    <style:style style:name="T13" style:family="text">
      <style:text-properties fo:font-style="normal" officeooo:rsid="001832fb" style:font-style-asian="normal" style:font-style-complex="normal"/>
    </style:style>
    <style:style style:name="T14" style:family="text">
      <style:text-properties fo:font-style="normal" officeooo:rsid="00163f75" style:font-style-asian="normal" style:font-style-complex="normal"/>
    </style:style>
    <style:style style:name="T15" style:family="text">
      <style:text-properties fo:font-style="normal" officeooo:rsid="00143a3c" style:font-style-asian="normal" style:font-style-complex="normal"/>
    </style:style>
    <style:style style:name="T16" style:family="text">
      <style:text-properties fo:font-style="normal" officeooo:rsid="0015f6f8" style:font-style-asian="normal" style:font-style-complex="normal"/>
    </style:style>
    <style:style style:name="T17" style:family="text">
      <style:text-properties fo:font-style="normal" officeooo:rsid="006b6ee1" style:font-style-asian="normal" style:font-style-complex="normal"/>
    </style:style>
    <style:style style:name="T18" style:family="text">
      <style:text-properties officeooo:rsid="001485e0"/>
    </style:style>
    <style:style style:name="T19" style:family="text">
      <style:text-properties officeooo:rsid="001e17b3"/>
    </style:style>
    <style:style style:name="T20" style:family="text">
      <style:text-properties officeooo:rsid="002bd303"/>
    </style:style>
    <style:style style:name="T21" style:family="text">
      <style:text-properties officeooo:rsid="00413029"/>
    </style:style>
    <style:style style:name="T22" style:family="text">
      <style:text-properties officeooo:rsid="00431cb2"/>
    </style:style>
    <style:style style:name="T23" style:family="text">
      <style:text-properties officeooo:rsid="00442062"/>
    </style:style>
    <style:style style:name="T24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644039" style:font-size-asian="16pt" style:font-weight-asian="bold" style:font-size-complex="16pt" style:font-weight-complex="bold"/>
    </style:style>
    <style:style style:name="T28" style:family="text">
      <style:text-properties officeooo:rsid="004adce0"/>
    </style:style>
    <style:style style:name="T29" style:family="text">
      <style:text-properties officeooo:rsid="004ae738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431cb2"/>
    </style:style>
    <style:style style:name="T32" style:family="text">
      <style:text-properties officeooo:rsid="0056fc6b"/>
    </style:style>
    <style:style style:name="T33" style:family="text">
      <style:text-properties style:text-line-through-style="solid" style:text-line-through-type="single" style:text-underline-style="none"/>
    </style:style>
    <style:style style:name="T34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35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36" style:family="text">
      <style:text-properties officeooo:rsid="005f80a9"/>
    </style:style>
    <style:style style:name="T37" style:family="text">
      <style:text-properties fo:font-weight="bold" officeooo:rsid="0012f3b0" style:font-weight-asian="bold" style:font-weight-complex="bold"/>
    </style:style>
    <style:style style:name="T38" style:family="text">
      <style:text-properties fo:font-weight="bold" officeooo:rsid="00644039" style:font-weight-asian="bold" style:font-weight-complex="bold"/>
    </style:style>
    <style:style style:name="T39" style:family="text">
      <style:text-properties fo:font-weight="bold" officeooo:rsid="0019d5ae" style:font-weight-asian="bold" style:font-weight-complex="bold"/>
    </style:style>
    <style:style style:name="T40" style:family="text">
      <style:text-properties officeooo:rsid="001832fb"/>
    </style:style>
    <style:style style:name="T41" style:family="text">
      <style:text-properties officeooo:rsid="00163f75"/>
    </style:style>
    <style:style style:name="T42" style:family="text">
      <style:text-properties officeooo:rsid="006a9222"/>
    </style:style>
    <style:style style:name="T43" style:family="text">
      <style:text-properties officeooo:rsid="006b6ee1"/>
    </style:style>
    <style:style style:name="T44" style:family="text">
      <style:text-properties officeooo:rsid="006b8920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Running TECO</text:p>
      <text:p text:style-name="P7"/>
      <text:p text:style-name="P7">teco <text:span text:style-name="T1">f</text:span><text:span text:style-name="T3">oo</text:span></text:p>
      <text:p text:style-name="P23"/>
      <text:p text:style-name="P22"><text:span text:style-name="T8">Open</text:span><text:span text:style-name="T1"> f</text:span><text:span text:style-name="T3">oo</text:span><text:span text:style-name="T1"> </text:span><text:span text:style-name="T8">for input and output (with EB command), </text:span><text:span text:style-name="T14">then read in first page.</text:span></text:p>
      <text:p text:style-name="P6"/>
      <text:p text:style-name="P6">teco</text:p>
      <text:p text:style-name="P26"/>
      <text:p text:style-name="P37"><text:span text:style-name="T8">Open last file edited, by reading its name from the file pointed to by the </text:span><text:span text:style-name="T1">TECO_MEMORY</text:span><text:span text:style-name="T8"> environment variable. If that variable is not defined, TECO will start without opening any file.</text:span></text:p>
      <text:p text:style-name="P13"/>
      <text:p text:style-name="P83">-<text:span text:style-name="T43">Ann</text:span>, --<text:span text:style-name="T43">argument=nn</text:span></text:p>
      <text:p text:style-name="P92"/>
      <text:p text:style-name="P90"><text:span text:style-name="T17">Store</text:span><text:span text:style-name="T7"> nn </text:span><text:span text:style-name="T17">in Q-register A before starting TECO.</text:span></text:p>
      <text:p text:style-name="P87"/>
      <text:p text:style-name="P84">-<text:span text:style-name="T43">B</text:span><text:span text:style-name="T1">string</text:span>, --<text:span text:style-name="T43">buffer</text:span>=<text:span text:style-name="T1">string</text:span></text:p>
      <text:p text:style-name="P95"/>
      <text:p text:style-name="P88">Insert <text:span text:style-name="T1">string</text:span> into text buffer before TECO starts. Normally used in conjunction with –<text:span text:style-name="T1">execute</text:span> option.</text:p>
      <text:p text:style-name="P83"/>
      <text:p text:style-name="P83">-C, --create (default)</text:p>
      <text:p text:style-name="P26"/>
      <text:p text:style-name="P38"><text:span text:style-name="T15">If </text:span><text:span text:style-name="T4">f</text:span><text:span text:style-name="T3">oo</text:span><text:span text:style-name="T15"> does not exist, then create it (with EW command). </text:span><text:span text:style-name="T14">This is </text:span><text:span text:style-name="T13">effectively </text:span><text:span text:style-name="T14">a TECO </text:span><text:span text:style-name="T3">make</text:span><text:span text:style-name="T14"> command.</text:span></text:p>
      <text:p text:style-name="P28"/>
      <text:p text:style-name="P83">-c, --nocreate</text:p>
      <text:p text:style-name="P94"/>
      <text:p text:style-name="P91"><text:span text:style-name="T8">If </text:span><text:span text:style-name="T1">f</text:span><text:span text:style-name="T3">oo</text:span><text:span text:style-name="T1"> </text:span><text:span text:style-name="T8">does not exist, then issue an error </text:span><text:span text:style-name="T13">and exit</text:span><text:span text:style-name="T8">.</text:span></text:p>
      <text:p text:style-name="P83"/>
      <text:p text:style-name="P86"><text:span text:style-name="T8">-</text:span><text:span text:style-name="T16">E</text:span><text:span text:style-name="T3">mung</text:span><text:span text:style-name="T5">file</text:span><text:span text:style-name="T16">, --execute=</text:span><text:span text:style-name="T3">mung</text:span><text:span text:style-name="T5">file</text:span></text:p>
      <text:p text:style-name="P27"/>
      <text:p text:style-name="P36"><text:span text:style-name="T16">E</text:span><text:span text:style-name="T8">xecute </text:span><text:span text:style-name="T1">mung</text:span><text:span text:style-name="T5">file</text:span><text:span text:style-name="T8"> as an indirect command file (with EI command). This is effectively a TECO </text:span><text:span text:style-name="T1">mung </text:span><text:span text:style-name="T8">command. If file does not exist, TECO will try </text:span><text:span text:style-name="T13">opening</text:span><text:span text:style-name="T8"> </text:span><text:span text:style-name="T1">mung</text:span><text:span text:style-name="T5">file</text:span><text:span text:style-name="T1">.tec</text:span><text:span text:style-name="T8">.</text:span></text:p>
      <text:p text:style-name="P29"/>
      <text:p text:style-name="P33"><text:span text:style-name="T8">If </text:span><text:span text:style-name="T1">mungfile</text:span><text:span text:style-name="T8"> is in single or double quotes, then that is treated as a command string instead of a file name.</text:span></text:p>
      <text:p text:style-name="P15"/>
      <text:p text:style-name="P18"><text:span text:style-name="T8">-</text:span><text:span text:style-name="T14">I</text:span><text:span text:style-name="T3">init</text:span><text:span text:style-name="T5">file</text:span><text:span text:style-name="T16">, --initialize=</text:span><text:span text:style-name="T3">init</text:span><text:span text:style-name="T5">file</text:span></text:p>
      <text:p text:style-name="P27"/>
      <text:p text:style-name="P35"><text:span text:style-name="T8">Open</text:span><text:span text:style-name="T1"> </text:span><text:span text:style-name="T3">init</text:span><text:span text:style-name="T5">file</text:span><text:span text:style-name="T1"> </text:span><text:span text:style-name="T8">as an indirect command file (with EI command). </text:span><text:span text:style-name="T14">If file does not exist, TECO will try </text:span><text:span text:style-name="T13">opening </text:span><text:span text:style-name="T3">init</text:span><text:span text:style-name="T5">file</text:span><text:span text:style-name="T3">.tec.</text:span></text:p>
      <text:p text:style-name="P34"/>
      <text:p text:style-name="P30">If <text:span text:style-name="T1">initfile</text:span> is in single or double quotes, then that is treated as a command string instead of a file name.</text:p>
      <text:p text:style-name="P20"/>
      <text:p text:style-name="P15">-I, --initialize (default)</text:p>
      <text:p text:style-name="P32"/>
      <text:p text:style-name="P35"><text:span text:style-name="T8">Use the </text:span><text:span text:style-name="T1">TECO_INIT</text:span><text:span text:style-name="T8"> environment variable to find the name of the initialization file. </text:span><text:span text:style-name="T13">If </text:span><text:span text:style-name="T5">TECO_INIT</text:span><text:span text:style-name="T13"> is not defined, then no initialization occurs before TECO starts.</text:span></text:p>
      <text:p text:style-name="P31"><text:soft-page-break/></text:p>
      <text:p text:style-name="P33"><text:span text:style-name="T13">I</text:span><text:span text:style-name="T8">f the value of </text:span><text:span text:style-name="T1">TECO_INIT</text:span><text:span text:style-name="T8"> is in single or double quotes, then that is treated as a command string instead of a file name.</text:span></text:p>
      <text:p text:style-name="P15"/>
      <text:p text:style-name="P15">-i, --noinitialize</text:p>
      <text:p text:style-name="P27"/>
      <text:p text:style-name="P35"><text:span text:style-name="T8">Do not use any initialization file, and do not check </text:span><text:span text:style-name="T1">TECO_INIT.</text:span></text:p>
      <text:p text:style-name="P21"/>
      <text:p text:style-name="P15"/>
      <text:p text:style-name="P15">-<text:span text:style-name="T40">L</text:span><text:span text:style-name="T5">logfile</text:span><text:span text:style-name="T40">, --log=</text:span><text:span text:style-name="T5">logfile</text:span></text:p>
      <text:p text:style-name="P24"/>
      <text:p text:style-name="P31">Open <text:span text:style-name="T1">logfile</text:span> as a log file for TECO input and/or output (a flag variable controls whether either or both are logged).</text:p>
      <text:p text:style-name="P15"/>
      <text:p text:style-name="P15">-M, --memory (default)</text:p>
      <text:p text:style-name="P25"/>
      <text:p text:style-name="P29">If no file is specified, then use the <text:span text:style-name="T1">TECO_MEMORY</text:span> environment to find the name of a file which contains the name of the last file edited.</text:p>
      <text:p text:style-name="P15"/>
      <text:p text:style-name="P15">-<text:span text:style-name="T41">m, --nomemory</text:span></text:p>
      <text:p text:style-name="P25"/>
      <text:p text:style-name="P29">Do not use <text:span text:style-name="T1">TECO_MEMORY </text:span>to find the name of the last edited file.</text:p>
      <text:p text:style-name="P16"/>
      <text:p text:style-name="P16">-O<text:span text:style-name="T1">baz</text:span>, --output=<text:span text:style-name="T1">baz</text:span></text:p>
      <text:p text:style-name="P25"/>
      <text:p text:style-name="P29">Open <text:span text:style-name="T1">foo</text:span> for input (with ER command), and open<text:span text:style-name="T1"> baz </text:span>for output (with EW command), then read in first page.</text:p>
      <text:p text:style-name="P16"/>
      <text:p text:style-name="P16">-o, --nooutput (default)</text:p>
      <text:p text:style-name="P25"/>
      <text:p text:style-name="P29">Use the same name for the output file as the input file (unless –readonly is specified).</text:p>
      <text:p text:style-name="P16"/>
      <text:p text:style-name="P16">-R, --readonly</text:p>
      <text:p text:style-name="P25"/>
      <text:p text:style-name="P29">Open<text:span text:style-name="T1"> </text:span><text:span text:style-name="T6">foo</text:span><text:span text:style-name="T1"> </text:span>for inspection (with ER command), and read in first page.</text:p>
      <text:p text:style-name="P16"/>
      <text:p text:style-name="P16">-r, --noreadonly (default)</text:p>
      <text:p text:style-name="P24"/>
      <text:p text:style-name="P31">Open <text:span text:style-name="T1">foo </text:span>for input and output (with EB command).</text:p>
      <text:p text:style-name="P19"/>
      <text:p text:style-name="P17">-Snn, --scroll=nn</text:p>
      <text:p text:style-name="P24"/>
      <text:p text:style-name="P31">Start TECO in split-screen window mode, with <text:span text:style-name="T1">nn </text:span>lines for a scrolling region (with 1W <text:span text:style-name="T1">nn</text:span>,7:W commands).</text:p>
      <text:p text:style-name="P85"/>
      <text:p text:style-name="P85">-W, --window</text:p>
      <text:p text:style-name="P96"/>
      <text:p text:style-name="P89">Start TECO in window mode (with 1W command).</text:p>
      <text:p text:style-name="P85"><text:span text:style-name="T1"/></text:p>
      <text:p text:style-name="P85"><text:soft-page-break/>-<text:span text:style-name="T44">Z</text:span>, --<text:span text:style-name="T44">zero</text:span></text:p>
      <text:p text:style-name="P96"/>
      <text:p text:style-name="P89">Start TECO <text:span text:style-name="T44">with strict enforcement of command syntax.</text:span></text:p>
      <text:p text:style-name="P9"><text:span text:style-name="T37">TECO-</text:span><text:span text:style-name="T38">64</text:span><text:span text:style-name="T37"> – </text:span><text:span text:style-name="T39">S</text:span><text:span text:style-name="T38">ignificant Features</text:span></text:p>
      <text:p text:style-name="P2"/>
      <text:list xml:id="list1349855343" text:style-name="L1">
        <text:list-item>
          <text:p text:style-name="P40"><text:span text:style-name="T8">Complete re-write </text:span><text:span text:style-name="T12">from TECO C version 147</text:span><text:span text:style-name="T8">, </text:span><text:span text:style-name="T11">using C17 features and library functions.</text:span></text:p>
        </text:list-item>
        <text:list-item>
          <text:p text:style-name="P41">Assertion statements added, especially for function parameters.</text:p>
        </text:list-item>
        <text:list-item>
          <text:p text:style-name="P41">Code verified with <text:span text:style-name="T1">FlexeLint</text:span>.</text:p>
        </text:list-item>
        <text:list-item>
          <text:p text:style-name="P41">Memory usage checked with <text:span text:style-name="T1">Valgrind</text:span>.</text:p>
        </text:list-item>
        <text:list-item>
          <text:p text:style-name="P41">Inline documentation using Doxygen comments.</text:p>
        </text:list-item>
        <text:list-item>
          <text:p text:style-name="P42">Access to edit buffer is through defined interface.</text:p>
        </text:list-item>
        <text:list-item>
          <text:p text:style-name="P65">Library changes</text:p>
          <text:list>
            <text:list-item>
              <text:p text:style-name="P50">termi<text:span text:style-name="T32">os </text:span><text:span text:style-name="T8">replaces </text:span>termcap</text:p>
            </text:list-item>
            <text:list-item>
              <text:p text:style-name="P50">sigaction() <text:span text:style-name="T8">replaces </text:span>signal()</text:p>
            </text:list-item>
            <text:list-item>
              <text:p text:style-name="P50">ncurses <text:span text:style-name="T8">replaces </text:span>curses</text:p>
            </text:list-item>
            <text:list-item>
              <text:p text:style-name="P50"><text:span text:style-name="T8">ANSI functions (e.g., </text:span>isalpha()<text:span text:style-name="T8">) replace local functions.</text:span></text:p>
            </text:list-item>
          </text:list>
        </text:list-item>
        <text:list-item>
          <text:p text:style-name="P40">Command enhancements</text:p>
          <text:list>
            <text:list-item>
              <text:p text:style-name="P40">EE command added.</text:p>
            </text:list-item>
            <text:list-item>
              <text:p text:style-name="P51">E<text:span text:style-name="T42">Q</text:span> command added.</text:p>
            </text:list-item>
            <text:list-item>
              <text:p text:style-name="P51">E<text:span text:style-name="T42">Z</text:span> command added.</text:p>
            </text:list-item>
          </text:list>
        </text:list-item>
        <text:list-item>
          <text:p text:style-name="P40"><text:span text:style-name="T9">O</text:span><text:span text:style-name="T8">ptional “strict” mode for parsing commands</text:span></text:p>
          <text:list>
            <text:list-item>
              <text:p text:style-name="P43">Error if more than one comma</text:p>
            </text:list-item>
            <text:list-item>
              <text:p text:style-name="P52"><text:span text:style-name="T10">E</text:span><text:span text:style-name="T8">rror if @ not allowed</text:span></text:p>
            </text:list-item>
            <text:list-item>
              <text:p text:style-name="P44">Error if more than one @</text:p>
            </text:list-item>
            <text:list-item>
              <text:p text:style-name="P43">Error if : or :: not allowed</text:p>
            </text:list-item>
            <text:list-item>
              <text:p text:style-name="P45">Error if more than two colons</text:p>
            </text:list-item>
            <text:list-item>
              <text:p text:style-name="P46">Error if @ or : in the middle of an expression</text:p>
            </text:list-item>
            <text:list-item>
              <text:p text:style-name="P40"><text:span text:style-name="T10">Error if attemp</text:span><text:span text:style-name="T8">t to divide by zero</text:span></text:p>
            </text:list-item>
            <text:list-item>
              <text:p text:style-name="P47">Error if m or n arguments provided for commands that don’t take them.</text:p>
            </text:list-item>
            <text:list-item>
              <text:p text:style-name="P47">Error if m argument without n argument.</text:p>
            </text:list-item>
          </text:list>
        </text:list-item>
        <text:list-item>
          <text:p text:style-name="P48"/>
        </text:list-item>
      </text:list>
      <text:p text:style-name="P1"/>
      <text:p text:style-name="P1"><text:span text:style-name="T19">Errors </text:span>Fi<text:span text:style-name="T19">xed</text:span></text:p>
      <text:p text:style-name="P1"/>
      <text:list xml:id="list2274874409" text:style-name="L2">
        <text:list-item>
          <text:p text:style-name="P53">The <text:span text:style-name="T18">type out function</text:span> <text:span text:style-name="T1">typbuf() </text:span><text:span text:style-name="T8">was </text:span>called to echo characters in commands. This would result in erroneous output if the EU flag was set to 0 or 1.</text:p>
        </text:list-item>
        <text:list-item>
          <text:p text:style-name="P54">EI command would start executing commands immediately, rather than just reading them into the command buffer.</text:p>
        </text:list-item>
        <text:list-item>
          <text:p text:style-name="P54">EG and EX commands did not implement file protection (issuing an error to provide loss of data if the buffer was not empty).</text:p>
        </text:list-item>
        <text:list-item>
          <text:p text:style-name="P55">Values passed through some commands (e.g., apostrophe) instead of being consumed.</text:p>
        </text:list-item>
        <text:list-item>
          <text:p text:style-name="P55">If the radix was 16, hexadecimal digits were allowed in expressions.</text:p>
        </text:list-item>
        <text:list-item>
          <text:p text:style-name="P56">MLP/MRP errors were not implemented.</text:p>
        </text:list-item>
        <text:list-item>
          <text:p text:style-name="P57">Use <text:span text:style-name="T1">mkstemp()</text:span><text:span text:style-name="T8"> instead of </text:span><text:span text:style-name="T1">tempnam()</text:span><text:span text:style-name="T8">.</text:span></text:p>
        </text:list-item>
        <text:list-item>
          <text:p text:style-name="P49">EI command inside of indirect command file caused crash.</text:p>
        </text:list-item>
      </text:list>
      <text:p text:style-name="P3"/>
      <text:p text:style-name="P12">TECO/<text:span text:style-name="T20">E</text:span> – <text:span text:style-name="T21">New Features</text:span></text:p>
      <text:list xml:id="list1586931621" text:style-name="L3">
        <text:list-item>
          <text:p text:style-name="P66">Flag variables</text:p>
          <text:list>
            <text:list-item>
              <text:p text:style-name="P66">E1</text:p>
              <text:list>
                <text:list-item>
                  <text:p text:style-name="P75">E1&amp;1 – strictly enforce syntax</text:p>
                </text:list-item>
                <text:list-item>
                  <text:p text:style-name="P75">E1&amp;2 – parse commands but do not execute</text:p>
                </text:list-item>
              </text:list>
            </text:list-item>
            <text:list-item>
              <text:p text:style-name="P66">E2</text:p>
              <text:list>
                <text:list-item>
                  <text:p text:style-name="P75">E2&amp;1 – dollar sign is valid symbol constituent</text:p>
                </text:list-item>
                <text:list-item>
                  <text:p text:style-name="P75">E2&amp;2 – underscore is valid symbol constituent</text:p>
                </text:list-item>
                <text:list-item>
                  <text:p text:style-name="P75">E2&amp;4 – Add CR before LF on output</text:p>
                </text:list-item>
                <text:list-item>
                  <text:p text:style-name="P75">E2&amp;8 – Strip CR on input</text:p>
                </text:list-item>
                <text:list-item>
                  <text:p text:style-name="P75">E2&amp;16 – FF is normal character (not page delimiter)</text:p>
                </text:list-item>
              </text:list>
            </text:list-item>
            <text:list-item>
              <text:p text:style-name="P66">E3</text:p>
              <text:list>
                <text:list-item>
                  <text:p text:style-name="P75">E3&amp;1 – enable braced expressions</text:p>
                </text:list-item>
                <text:list-item>
                  <text:p text:style-name="P75">E3&amp;2 – enable tilde operator</text:p>
                </text:list-item>
                <text:list-item>
                  <text:p text:style-name="P75">E3&amp;4 – CTRL/H returns time in milliseconds</text:p>
                </text:list-item>
              </text:list>
            </text:list-item>
            <text:list-item>
              <text:p text:style-name="P66">E4</text:p>
              <text:list>
                <text:list-item>
                  <text:p text:style-name="P75">E4&amp;<text:span text:style-name="T23">1</text:span>– don’t include command input in log file</text:p>
                </text:list-item>
                <text:list-item>
                  <text:p text:style-name="P75">E4&amp;<text:span text:style-name="T23">2</text:span>– don’t include command output in log file</text:p>
                </text:list-item>
              </text:list>
            </text:list-item>
            <text:list-item>
              <text:p text:style-name="P66">E5 – comment bypass character.</text:p>
            </text:list-item>
            <text:list-item>
              <text:p text:style-name="P67">E6 – set foreground and background colors.</text:p>
            </text:list-item>
          </text:list>
        </text:list-item>
        <text:list-item>
          <text:p text:style-name="P66">Braced expressions – { and }</text:p>
          <text:list>
            <text:list-item>
              <text:list>
                <text:list-item>
                  <text:p text:style-name="P76"><text:span text:style-name="T31">=</text:span><text:span text:style-name="T30">=<text:tab/></text:span><text:span text:style-name="T31">(equal)</text:span></text:p>
                </text:list-item>
                <text:list-item>
                  <text:p text:style-name="P79">&lt;&gt;<text:tab/><text:span text:style-name="T22">(not equal)</text:span></text:p>
                </text:list-item>
                <text:list-item>
                  <text:p text:style-name="P79">&lt;<text:tab/><text:span text:style-name="T22">(less than)</text:span></text:p>
                </text:list-item>
                <text:list-item>
                  <text:p text:style-name="P79">&lt;=<text:tab/><text:span text:style-name="T22">(less than or equal)</text:span></text:p>
                </text:list-item>
                <text:list-item>
                  <text:p text:style-name="P79">&gt;<text:tab/><text:span text:style-name="T22">(greater than)</text:span></text:p>
                </text:list-item>
                <text:list-item>
                  <text:p text:style-name="P79">&gt;=<text:tab/><text:span text:style-name="T22">(greater than or equal)</text:span></text:p>
                </text:list-item>
                <text:list-item>
                  <text:p text:style-name="P79">//<text:tab/><text:span text:style-name="T29">(division yielding remainder)</text:span></text:p>
                </text:list-item>
                <text:list-item>
                  <text:p text:style-name="P80">~<text:tab/>(exclusive OR)</text:p>
                </text:list-item>
                <text:list-item>
                  <text:p text:style-name="P80">&lt;&lt;<text:tab/>(arithmetic left shift)</text:p>
                </text:list-item>
                <text:list-item>
                  <text:p text:style-name="P80">&gt;&gt;<text:tab/>(arithmetic right shift)</text:p>
                </text:list-item>
                <text:list-item>
                  <text:p text:style-name="P80">!<text:tab/>(logical NOT)</text:p>
                </text:list-item>
              </text:list>
            </text:list-item>
          </text:list>
        </text:list-item>
        <text:list-item>
          <text:p text:style-name="P66">‘=’ command <text:span text:style-name="T29">allows @ modifier</text:span></text:p>
          <text:list>
            <text:list-item>
              <text:p text:style-name="P75">Specifies <text:span text:style-name="T1">printf()</text:span> format string for output</text:p>
            </text:list-item>
            <text:list-item>
              <text:p text:style-name="P75">e.g., 123@=/%5u/</text:p>
            </text:list-item>
          </text:list>
        </text:list-item>
        <text:list-item>
          <text:p text:style-name="P66">nEC sets size of text buffer to nK bytes.</text:p>
        </text:list-item>
        <text:list-item>
          <text:p text:style-name="P68">:<text:span text:style-name="T21">L returns number of line delimiters</text:span></text:p>
          <text:list>
            <text:list-item>
              <text:p text:style-name="P77">:<text:span text:style-name="T21">L or 0:L returns total no. of lines in buffer</text:span></text:p>
            </text:list-item>
            <text:list-item>
              <text:p text:style-name="P77"><text:soft-page-break/>-<text:span text:style-name="T21">1:L returns no. of lines preceding dot</text:span></text:p>
            </text:list-item>
            <text:list-item>
              <text:p text:style-name="P75">1:L returns no. of lines following dot</text:p>
            </text:list-item>
          </text:list>
        </text:list-item>
        <text:list-item>
          <text:p text:style-name="P69">FL changes characters in text buffer to lower case</text:p>
          <text:list>
            <text:list-item>
              <text:p text:style-name="P78">nFL changes preceding or following lines.</text:p>
            </text:list-item>
            <text:list-item>
              <text:p text:style-name="P78">m,nFL changes characters between positions m and n in buffer.</text:p>
            </text:list-item>
          </text:list>
        </text:list-item>
        <text:list-item>
          <text:p text:style-name="P69">FU changes characters in text buffer to upper case</text:p>
          <text:list>
            <text:list-item>
              <text:p text:style-name="P78">nFU changes preceding or following lines.</text:p>
            </text:list-item>
            <text:list-item>
              <text:p text:style-name="P78">m,nFU changes characters between positions m and n in buffer.</text:p>
            </text:list-item>
          </text:list>
        </text:list-item>
        <text:list-item>
          <text:p text:style-name="P70">^X takes three values: -1, 0, and 1 (new). Default is 0.</text:p>
        </text:list-item>
        <text:list-item>
          <text:p text:style-name="P71">^A command accepts colon modifier, to add CR/LF at end of output.</text:p>
        </text:list-item>
        <text:list-item>
          <text:p text:style-name="P71">-<text:span text:style-name="T42">1^T prints CR/LF.</text:span></text:p>
        </text:list-item>
        <text:list-item>
          <text:p text:style-name="P72">m,n^T prints ASCII character n, m times. n may be -1.</text:p>
        </text:list-item>
        <text:list-item>
          <text:p text:style-name="P72">@ allows whitespace between command and text argument.</text:p>
        </text:list-item>
        <text:list-item>
          <text:p text:style-name="P72">@ allows one or both text arguments to be enclosed in braces, with optional whitespace between them (e.g., @S {foo}, or @FS {foo} {baz}).</text:p>
        </text:list-item>
        <text:list-item>
          <text:p text:style-name="P67">^K resets colors.</text:p>
        </text:list-item>
        <text:list-item>
          <text:p text:style-name="P73">Scope support includes colors.</text:p>
        </text:list-item>
        <text:list-item>
          <text:p text:style-name="P67">Whitespace may be used more liberally within and between commands (e.g., semi-colon).</text:p>
        </text:list-item>
        <text:list-item>
          <text:p text:style-name="P74">New errors</text:p>
        </text:list-item>
      </text:list>
      <text:p text:style-name="P8"><text:span text:style-name="T24">TECO-</text:span><text:span text:style-name="T27">64</text:span><text:span text:style-name="T24"> </text:span><text:span text:style-name="T25">Tasks</text:span></text:p>
      <text:p text:style-name="P5"/>
      <text:p text:style-name="P5"/>
      <text:list xml:id="list2444589673" text:style-name="L4">
        <text:list-item>
          <text:p text:style-name="P58"><text:span text:style-name="T28">New</text:span> commands</text:p>
          <text:list>
            <text:list-item>
              <text:p text:style-name="P61">Immediate-action &lt;CTRL/W&gt;</text:p>
            </text:list-item>
            <text:list-item>
              <text:p text:style-name="P59">Immediate-action ? <text:span text:style-name="T36">(question mark)</text:span></text:p>
            </text:list-item>
            <text:list-item>
              <text:p text:style-name="P61">W</text:p>
            </text:list-item>
            <text:list-item>
              <text:p text:style-name="P59">:<text:span text:style-name="T32">^T (maybe not?)</text:span></text:p>
            </text:list-item>
            <text:list-item>
              <text:p text:style-name="P59">&lt;CTRL/E&gt;M</text:p>
            </text:list-item>
            <text:list-item>
              <text:p text:style-name="P59">&lt;CTRL/E&gt;[a,b,c,...]</text:p>
            </text:list-item>
          </text:list>
        </text:list-item>
        <text:list-item>
          <text:p text:style-name="P58"><text:span text:style-name="T28">Partial</text:span> commands</text:p>
          <text:list>
            <text:list-item>
              <text:p text:style-name="P59">ED</text:p>
            </text:list-item>
            <text:list-item>
              <text:p text:style-name="P59">ET</text:p>
            </text:list-item>
            <text:list-item>
              <text:p text:style-name="P59">EG</text:p>
            </text:list-item>
            <text:list-item>
              <text:p text:style-name="P59">&lt;CTRL/C&gt;&lt;CTRL/C&gt;</text:p>
            </text:list-item>
            <text:list-item>
              <text:p text:style-name="P61">Indirect file annotation</text:p>
            </text:list-item>
          </text:list>
        </text:list-item>
        <text:list-item>
          <text:p text:style-name="P59">General clean-up</text:p>
          <text:list>
            <text:list-item>
              <text:p text:style-name="P61">Header files</text:p>
            </text:list-item>
            <text:list-item>
              <text:p text:style-name="P61">Source files</text:p>
            </text:list-item>
            <text:list-item>
              <text:p text:style-name="P59">TODO items</text:p>
            </text:list-item>
            <text:list-item>
              <text:p text:style-name="P59"><text:span text:style-name="T33">Use </text:span><text:span text:style-name="T34">sigaction() </text:span><text:span text:style-name="T35">instead of </text:span><text:span text:style-name="T34">signal()</text:span></text:p>
            </text:list-item>
            <text:list-item>
              <text:p text:style-name="P62">Use <text:span text:style-name="T1">termi</text:span><text:span text:style-name="T2">os</text:span> instead of <text:span text:style-name="T1">termcap</text:span></text:p>
            </text:list-item>
            <text:list-item>
              <text:p text:style-name="P63">Fix code in = command that processes <text:span text:style-name="T1">sprintf()</text:span> string</text:p>
            </text:list-item>
            <text:list-item>
              <text:p text:style-name="P64">Fix handling of indirect files</text:p>
            </text:list-item>
            <text:list-item>
              <text:p text:style-name="P59">Doxygen documentation</text:p>
            </text:list-item>
          </text:list>
        </text:list-item>
        <text:list-item>
          <text:p text:style-name="P59">Porting</text:p>
          <text:list>
            <text:list-item>
              <text:p text:style-name="P61">Windows</text:p>
            </text:list-item>
            <text:list-item>
              <text:p text:style-name="P61">MacOS</text:p>
            </text:list-item>
            <text:list-item>
              <text:p text:style-name="P59">VMS</text:p>
            </text:list-item>
          </text:list>
        </text:list-item>
        <text:list-item>
          <text:p text:style-name="P59">Documentation</text:p>
          <text:list>
            <text:list-item>
              <text:p text:style-name="P59">Credits</text:p>
            </text:list-item>
            <text:list-item>
              <text:p text:style-name="P60">Naming conventions (files, variables, etc.)</text:p>
            </text:list-item>
            <text:list-item>
              <text:p text:style-name="P60">Theory of operation</text:p>
            </text:list-item>
            <text:list-item>
              <text:p text:style-name="P59">Supported commands</text:p>
              <text:list>
                <text:list-item>
                  <text:p text:style-name="P59">TECO-11</text:p>
                </text:list-item>
                <text:list-item>
                  <text:p text:style-name="P59">TECO-32</text:p>
                </text:list-item>
                <text:list-item>
                  <text:p text:style-name="P59">TECO C</text:p>
                </text:list-item>
              </text:list>
            </text:list-item>
            <text:list-item>
              <text:p text:style-name="P60">New commands</text:p>
            </text:list-item>
            <text:list-item>
              <text:p text:style-name="P60">Gap buffer</text:p>
            </text:list-item>
          </text:list>
        </text:list-item>
        <text:list-item>
          <text:p text:style-name="P59">Tests</text:p>
          <text:list>
            <text:list-item>
              <text:p text:style-name="P59">TECO-11/TECO-32 macros</text:p>
            </text:list-item>
            <text:list-item>
              <text:p text:style-name="P59">TECO C macros</text:p>
            </text:list-item>
            <text:list-item>
              <text:p text:style-name="P59">Automated tests</text:p>
            </text:list-item>
            <text:list-item>
              <text:p text:style-name="P59">PC-Lint</text:p>
            </text:list-item>
            <text:list-item>
              <text:p text:style-name="P59">Valgrind</text:p>
            </text:list-item>
            <text:list-item>
              <text:p text:style-name="P59">GPROF</text:p>
            </text:list-item>
          </text:list>
        </text:list-item>
      </text:list>
      <text:p text:style-name="P4"/>
      <text:p text:style-name="P10"><text:span text:style-name="T24">TECO-</text:span><text:span text:style-name="T27">64</text:span><text:span text:style-name="T24"> </text:span><text:span text:style-name="T26">Commands</text:span></text:p>
      <text:p text:style-name="P11"/>
      <text:list xml:id="list1195954551" text:style-name="L5">
        <text:list-item>
          <text:p text:style-name="P81"><text:span text:style-name="T29">F</text:span>ile Specification Commands</text:p>
          <text:list>
            <text:list-item>
              <text:p text:style-name="P81">File Opening Commands</text:p>
            </text:list-item>
            <text:list-item>
              <text:p text:style-name="P81">File Close and Exit Commands</text:p>
            </text:list-item>
            <text:list-item>
              <text:p text:style-name="P81">Secondary Stream Commands</text:p>
              <text:list>
                <text:list-item>
                  <text:p text:style-name="P82">Input commands</text:p>
                </text:list-item>
                <text:list-item>
                  <text:p text:style-name="P82">Output commands</text:p>
                </text:list-item>
                <text:list-item>
                  <text:p text:style-name="P82">Indirect file commands</text:p>
                </text:list-item>
              </text:list>
            </text:list-item>
            <text:list-item>
              <text:p text:style-name="P81">Wildcard Commands</text:p>
            </text:list-item>
            <text:list-item>
              <text:p text:style-name="P81">Direct I/O Commands</text:p>
            </text:list-item>
          </text:list>
        </text:list-item>
        <text:list-item>
          <text:p text:style-name="P81">Page Manipulation Commands</text:p>
          <text:list>
            <text:list-item>
              <text:p text:style-name="P82">Append commands</text:p>
            </text:list-item>
            <text:list-item>
              <text:p text:style-name="P82">Page commands</text:p>
            </text:list-item>
            <text:list-item>
              <text:p text:style-name="P82">Yank commands</text:p>
            </text:list-item>
          </text:list>
        </text:list-item>
        <text:list-item>
          <text:p text:style-name="P81">Buffer Pointer Manipulation Commands</text:p>
          <text:list>
            <text:list-item>
              <text:p text:style-name="P82">Character commands</text:p>
            </text:list-item>
            <text:list-item>
              <text:p text:style-name="P82">Jump commands</text:p>
            </text:list-item>
            <text:list-item>
              <text:p text:style-name="P82">Line commands</text:p>
            </text:list-item>
            <text:list-item>
              <text:p text:style-name="P82">Reverse commands</text:p>
            </text:list-item>
          </text:list>
        </text:list-item>
        <text:list-item>
          <text:p text:style-name="P81">Text Type-Out Commands</text:p>
        </text:list-item>
        <text:list-item>
          <text:p text:style-name="P81">Deletion Commands</text:p>
          <text:list>
            <text:list-item>
              <text:p text:style-name="P82">Delete commands</text:p>
            </text:list-item>
            <text:list-item>
              <text:p text:style-name="P82">Kill commands</text:p>
            </text:list-item>
          </text:list>
        </text:list-item>
        <text:list-item>
          <text:p text:style-name="P81"><text:soft-page-break/>Insertion Commands</text:p>
        </text:list-item>
        <text:list-item>
          <text:p text:style-name="P81">Search Commands</text:p>
          <text:list>
            <text:list-item>
              <text:p text:style-name="P82">Unbounded search commands</text:p>
            </text:list-item>
            <text:list-item>
              <text:p text:style-name="P82">Bounded search commands</text:p>
            </text:list-item>
            <text:list-item>
              <text:p text:style-name="P82">Search and replace commands</text:p>
            </text:list-item>
          </text:list>
        </text:list-item>
        <text:list-item>
          <text:p text:style-name="P81">Search Arguments</text:p>
          <text:list>
            <text:list-item>
              <text:p text:style-name="P82">String building characters</text:p>
            </text:list-item>
            <text:list-item>
              <text:p text:style-name="P82">Match control characters</text:p>
            </text:list-item>
          </text:list>
        </text:list-item>
        <text:list-item>
          <text:p text:style-name="P81">Q-Register Manipulation</text:p>
          <text:list>
            <text:list-item>
              <text:p text:style-name="P82">Q-register loading commands</text:p>
            </text:list-item>
            <text:list-item>
              <text:p text:style-name="P82">Q-register retrieval commands</text:p>
            </text:list-item>
            <text:list-item>
              <text:p text:style-name="P82">Macro invocation commands</text:p>
            </text:list-item>
          </text:list>
        </text:list-item>
        <text:list-item>
          <text:p text:style-name="P82">Arithmetic and Expressions</text:p>
          <text:list>
            <text:list-item>
              <text:p text:style-name="P82">Arithmetic operators</text:p>
            </text:list-item>
            <text:list-item>
              <text:p text:style-name="P82">Conversion and radix control commands</text:p>
            </text:list-item>
          </text:list>
        </text:list-item>
        <text:list-item>
          <text:p text:style-name="P82">Special Numeric Values</text:p>
          <text:list>
            <text:list-item>
              <text:p text:style-name="P82">Characters associated with numeric values</text:p>
            </text:list-item>
            <text:list-item>
              <text:p text:style-name="P82">Mode control flags</text:p>
            </text:list-item>
          </text:list>
        </text:list-item>
        <text:list-item>
          <text:p text:style-name="P82">Command Loops</text:p>
        </text:list-item>
        <text:list-item>
          <text:p text:style-name="P82">Branching Commands</text:p>
        </text:list-item>
        <text:list-item>
          <text:p text:style-name="P82">Conditional Execution Commands</text:p>
        </text:list-item>
        <text:list-item>
          <text:p text:style-name="P82">Retrieving Environment Characteristics</text:p>
        </text:list-item>
        <text:list-item>
          <text:p text:style-name="P82">Mode Control Flags</text:p>
        </text:list-item>
        <text:list-item>
          <text:p text:style-name="P82">Scope Commands</text:p>
        </text:list-item>
        <text:list-item>
          <text:p text:style-name="P82"><text:soft-page-break/>Programming Aids</text:p>
          <text:list>
            <text:list-item>
              <text:p text:style-name="P82">Text Formatting</text:p>
            </text:list-item>
            <text:list-item>
              <text:p text:style-name="P82">Comments</text:p>
            </text:list-item>
            <text:list-item>
              <text:p text:style-name="P82">Messages</text:p>
            </text:list-item>
            <text:list-item>
              <text:p text:style-name="P82">Tracing</text:p>
            </text:list-item>
            <text:list-item>
              <text:p text:style-name="P82">Convenience Characters</text:p>
            </text:list-item>
            <text:list-item>
              <text:p text:style-name="P82">Memory Expansion</text:p>
            </text:list-item>
            <text:list-item>
              <text:p text:style-name="P82">Case Control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7:52:28.479805642</meta:creation-date>
    <dc:date>2020-06-23T20:15:16.993350547</dc:date>
    <meta:editing-duration>P1DT5H16M19S</meta:editing-duration>
    <meta:editing-cycles>62</meta:editing-cycles>
    <meta:generator>LibreOffice/6.3.5.2$Linux_X86_64 LibreOffice_project/30$Build-2</meta:generator>
    <meta:document-statistic meta:table-count="0" meta:image-count="0" meta:object-count="0" meta:page-count="10" meta:paragraph-count="235" meta:word-count="1468" meta:character-count="8430" meta:non-whitespace-character-count="7259"/>
  </office:meta>
</office:document-meta>
</file>